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88e8" officeooo:paragraph-rsid="000c88e8"/>
    </style:style>
    <style:style style:name="P2" style:family="paragraph" style:parent-style-name="Standard">
      <style:text-properties style:font-name="Times New Roman" style:text-underline-style="none" officeooo:rsid="000c88e8" officeooo:paragraph-rsid="000d6541" style:font-name-complex="Times New Roman"/>
    </style:style>
    <style:style style:name="P3" style:family="paragraph" style:parent-style-name="Standard">
      <style:paragraph-properties fo:text-align="center" style:justify-single-word="false"/>
      <style:text-properties style:font-name="Times New Roman" style:text-underline-style="none" officeooo:rsid="000c88e8" officeooo:paragraph-rsid="000d6541" style:font-name-complex="Times New Roman"/>
    </style:style>
    <style:style style:name="P4" style:family="paragraph" style:parent-style-name="Standard">
      <style:text-properties style:text-underline-style="none" officeooo:rsid="000d6541" officeooo:paragraph-rsid="000d6541"/>
    </style:style>
    <style:style style:name="P5" style:family="paragraph" style:parent-style-name="Standard">
      <style:text-properties style:text-underline-style="none" officeooo:rsid="000c88e8" officeooo:paragraph-rsid="000c88e8"/>
    </style:style>
    <style:style style:name="P6" style:family="paragraph" style:parent-style-name="Standard">
      <style:text-properties style:text-underline-style="none" officeooo:rsid="000d6541" officeooo:paragraph-rsid="000d6541"/>
    </style:style>
    <style:style style:name="P7" style:family="paragraph" style:parent-style-name="Standard">
      <style:text-properties style:font-name="Times New Roman" style:text-underline-style="none" officeooo:paragraph-rsid="000d6541" style:font-name-complex="Times New Roman"/>
    </style:style>
    <style:style style:name="P8" style:family="paragraph" style:parent-style-name="Standard">
      <style:text-properties officeooo:rsid="000c88e8" officeooo:paragraph-rsid="0011ca68"/>
    </style:style>
    <style:style style:name="T1" style:family="text">
      <style:text-properties officeooo:rsid="000d6541"/>
    </style:style>
    <style:style style:name="T2" style:family="text">
      <style:text-properties style:text-underline-style="none"/>
    </style:style>
    <style:style style:name="T3" style:family="text">
      <style:text-properties style:text-underline-style="none" officeooo:rsid="000d6541"/>
    </style:style>
    <style:style style:name="T4" style:family="text">
      <style:text-properties style:text-underline-style="none" officeooo:rsid="0011ca68"/>
    </style:style>
    <style:style style:name="T5" style:family="text">
      <style:text-properties officeooo:rsid="000eed7b"/>
    </style:style>
    <style:style style:name="T6" style:family="text">
      <style:text-properties officeooo:rsid="0011ca68"/>
    </style:style>
    <style:style style:name="T7" style:family="text">
      <style:text-properties officeooo:rsid="00145b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oe Caruso</text:p>
      <text:p text:style-name="P4">9/15/15</text:p>
      <text:p text:style-name="P7">CCC 411 ITS Capstone Reflection</text:p>
      <text:p text:style-name="P2">Bashaw</text:p>
      <text:p text:style-name="P5"/>
      <text:p text:style-name="P3">Reflecting on the C<text:span text:style-name="T6">ORE</text:span></text:p>
      <text:p text:style-name="P5"/>
      <text:p text:style-name="P1"><text:span text:style-name="T2"><text:tab/>The C</text:span><text:span text:style-name="T4">ORE </text:span><text:span text:style-name="T2">curriculum has exposed me to a variety fields and connections between them which I may not have had if I had taken basic curriculum like the one at UVM. <text:s/>The interdisciplinary coverage of topics is a useful and effective way to explore these fields. </text:span><text:span text:style-name="T3">Many courses were</text:span> focused on <text:span text:style-name="T1">specific</text:span> topic, but <text:span text:style-name="T1">would</text:span> incorporated <text:span text:style-name="T5">academic </text:span>fields like philosophy, ethics, history, <text:span text:style-name="T5">economics, </text:span>psychology, <text:span text:style-name="T5">and</text:span> sociology. Our readin<text:span text:style-name="T1">g, </text:span>writing, <text:span text:style-name="T1">and</text:span> skills were practiced and <text:span text:style-name="T1">strengthened. We held discussions among small groups, entire classes, and sometimes among several classes. We evaluated issues from a broad perspective, and developed a rhetoric with which to communicate our opinions and conclusions. We discovered the world, and discovered ourselves.</text:span></text:p>
      <text:p text:style-name="P8"><text:tab/><text:span text:style-name="T6">I believe that my time in CORE was well spent, even though at times it would frustrate me to no end. These frustrations stemmed from an either an inability to find value in a course, or a disagreement in political opinions among professors or peers. The latter was much more frustrating, and in my second semester it resulted in me failing Concepts of the Community. I learned my lesson, and never again will I turn in a term paper that rudely rips apart socialism, then hand it to a socialist professor. Its not to say that I muzzle myself, but rather I ask the questions that explore the root of others beliefs, with the goal of exposing naivety, mine or another's.</text:span></text:p>
      <text:p text:style-name="P8"><text:tab/><text:span text:style-name="T7">Through the CORE, I developed a stronger ability in critical thinking by asking questions that lead to more questions. I developed an ability, desire, and a passion for lifelong long learning. I developed an understanding of what it means to be a global citizen, and of my inherent status as one. </text:span><text:soft-page-break/><text:span text:style-name="T7">Finally, I developed an interdisciplinary approach to complex problems. In total, CORE expanded my interests across many academic disciplines, and inspired me to be a leader in my own field.</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19:31:28.709000000</meta:creation-date>
    <dc:date>2015-09-16T09:36:16.143000000</dc:date>
    <meta:editing-duration>PT2H12M32S</meta:editing-duration>
    <meta:editing-cycles>2</meta:editing-cycles>
    <meta:generator>LibreOffice/4.1.4.2$Windows_x86 LibreOffice_project/0a0440ccc0227ad9829de5f46be37cfb6edcf72</meta:generator>
    <meta:document-statistic meta:table-count="0" meta:image-count="0" meta:object-count="0" meta:page-count="2" meta:paragraph-count="9" meta:word-count="329" meta:character-count="1985" meta:non-whitespace-character-count="1659"/>
  </office:meta>
</office:document-meta>
</file>